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spectChain.configure( ServiceSelector selector ,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ventAspectChain.dispose( Service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AspectChain.getConfig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spectChain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